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447cm" table:align="left"/>
    </style:style>
    <style:style style:name="Table1.A" style:family="table-column">
      <style:table-column-properties style:column-width="3.722cm"/>
    </style:style>
    <style:style style:name="Table1.B" style:family="table-column">
      <style:table-column-properties style:column-width="4.725cm"/>
    </style:style>
    <style:style style:name="Table1.A1" style:family="table-cell">
      <style:table-cell-properties style:vertical-align="middle" fo:padding="0.049cm" fo:border="none"/>
    </style:style>
    <style:style style:name="P1" style:family="paragraph" style:parent-style-name="Standard">
      <style:text-properties officeooo:rsid="000c64de" officeooo:paragraph-rsid="000c64de"/>
    </style:style>
    <style:style style:name="P2" style:family="paragraph" style:parent-style-name="Standard">
      <style:text-properties officeooo:rsid="002cde15" officeooo:paragraph-rsid="002cde15"/>
    </style:style>
    <style:style style:name="P3" style:family="paragraph" style:parent-style-name="Text_20_body">
      <style:text-properties officeooo:rsid="0040405c" officeooo:paragraph-rsid="0040405c"/>
    </style:style>
    <style:style style:name="P4" style:family="paragraph" style:parent-style-name="Text_20_body">
      <style:text-properties officeooo:rsid="00437a12" officeooo:paragraph-rsid="005bd5cb"/>
    </style:style>
    <style:style style:name="P5" style:family="paragraph" style:parent-style-name="Text_20_body">
      <style:text-properties officeooo:rsid="004b8c91" officeooo:paragraph-rsid="004b8c91"/>
    </style:style>
    <style:style style:name="P6" style:family="paragraph" style:parent-style-name="Text_20_body">
      <style:text-properties officeooo:rsid="0068ab8f" officeooo:paragraph-rsid="0068ab8f"/>
    </style:style>
    <style:style style:name="P7" style:family="paragraph" style:parent-style-name="Text_20_body">
      <style:text-properties officeooo:rsid="00851729" officeooo:paragraph-rsid="00851729"/>
    </style:style>
    <style:style style:name="P8" style:family="paragraph" style:parent-style-name="Text_20_body">
      <style:text-properties officeooo:rsid="0042946a" officeooo:paragraph-rsid="0042946a"/>
    </style:style>
    <style:style style:name="P9" style:family="paragraph" style:parent-style-name="Text_20_body">
      <style:text-properties officeooo:rsid="008a310e" officeooo:paragraph-rsid="008a310e"/>
    </style:style>
    <style:style style:name="P10" style:family="paragraph" style:parent-style-name="Text_20_body">
      <style:text-properties officeooo:rsid="009003db" officeooo:paragraph-rsid="009003db"/>
    </style:style>
    <style:style style:name="P11" style:family="paragraph" style:parent-style-name="Standard" style:list-style-name="L1">
      <style:text-properties officeooo:rsid="002ee5f8" officeooo:paragraph-rsid="002ee5f8"/>
    </style:style>
    <style:style style:name="P12" style:family="paragraph" style:parent-style-name="Standard" style:list-style-name="L1">
      <style:text-properties officeooo:rsid="000a7596" officeooo:paragraph-rsid="000a7596"/>
    </style:style>
    <style:style style:name="P13" style:family="paragraph" style:parent-style-name="Standard" style:list-style-name="L1">
      <style:text-properties officeooo:rsid="000a7596" officeooo:paragraph-rsid="0031e2c6"/>
    </style:style>
    <style:style style:name="P14" style:family="paragraph" style:parent-style-name="Standard" style:list-style-name="L1">
      <style:text-properties officeooo:rsid="000a7596" officeooo:paragraph-rsid="000b1196"/>
    </style:style>
    <style:style style:name="P15" style:family="paragraph" style:parent-style-name="Standard" style:list-style-name="L1">
      <style:text-properties officeooo:rsid="0030d582" officeooo:paragraph-rsid="0030d582"/>
    </style:style>
    <style:style style:name="P16" style:family="paragraph" style:parent-style-name="Standard" style:list-style-name="L1">
      <style:text-properties officeooo:rsid="00233341" officeooo:paragraph-rsid="00233341"/>
    </style:style>
    <style:style style:name="P17" style:family="paragraph" style:parent-style-name="Standard" style:list-style-name="L1">
      <style:text-properties officeooo:rsid="000b1196" officeooo:paragraph-rsid="002206c5"/>
    </style:style>
    <style:style style:name="P18" style:family="paragraph" style:parent-style-name="Standard" style:list-style-name="L1">
      <style:text-properties officeooo:rsid="000b1196" officeooo:paragraph-rsid="0010deda"/>
    </style:style>
    <style:style style:name="P19" style:family="paragraph" style:parent-style-name="Standard" style:list-style-name="L1">
      <style:text-properties officeooo:rsid="000b1196" officeooo:paragraph-rsid="003b7a09"/>
    </style:style>
    <style:style style:name="P20" style:family="paragraph" style:parent-style-name="Standard" style:list-style-name="L1">
      <style:text-properties officeooo:rsid="001b941f" officeooo:paragraph-rsid="003eeae8"/>
    </style:style>
    <style:style style:name="P21" style:family="paragraph" style:parent-style-name="Standard" style:list-style-name="L1">
      <style:text-properties officeooo:rsid="0026e038" officeooo:paragraph-rsid="0026e038"/>
    </style:style>
    <style:style style:name="P22" style:family="paragraph" style:parent-style-name="Text_20_body" style:list-style-name="L2">
      <style:text-properties officeooo:rsid="0040405c" officeooo:paragraph-rsid="0050bec3"/>
    </style:style>
    <style:style style:name="P23" style:family="paragraph" style:parent-style-name="Text_20_body" style:list-style-name="L2">
      <style:text-properties officeooo:rsid="0040405c" officeooo:paragraph-rsid="0040405c"/>
    </style:style>
    <style:style style:name="P24" style:family="paragraph" style:parent-style-name="Text_20_body" style:list-style-name="L2">
      <style:text-properties officeooo:rsid="0050bec3" officeooo:paragraph-rsid="0050bec3"/>
    </style:style>
    <style:style style:name="P25" style:family="paragraph" style:parent-style-name="Text_20_body" style:list-style-name="L3">
      <style:text-properties officeooo:paragraph-rsid="005bd5cb"/>
    </style:style>
    <style:style style:name="P26" style:family="paragraph" style:parent-style-name="Text_20_body" style:list-style-name="L3">
      <style:text-properties officeooo:rsid="00437a12" officeooo:paragraph-rsid="005bd5cb"/>
    </style:style>
    <style:style style:name="P27" style:family="paragraph" style:parent-style-name="Text_20_body" style:list-style-name="L3">
      <style:text-properties officeooo:rsid="004469cb" officeooo:paragraph-rsid="005bd5cb"/>
    </style:style>
    <style:style style:name="P28" style:family="paragraph" style:parent-style-name="Text_20_body" style:list-style-name="L3">
      <style:text-properties officeooo:rsid="005d749b" officeooo:paragraph-rsid="005d749b"/>
    </style:style>
    <style:style style:name="P29" style:family="paragraph" style:parent-style-name="Text_20_body" style:list-style-name="L4">
      <style:text-properties officeooo:rsid="0065a600" officeooo:paragraph-rsid="0065a600"/>
    </style:style>
    <style:style style:name="P30" style:family="paragraph" style:parent-style-name="Text_20_body" style:list-style-name="L4">
      <style:text-properties officeooo:rsid="0067251b" officeooo:paragraph-rsid="0067251b"/>
    </style:style>
    <style:style style:name="P31" style:family="paragraph" style:parent-style-name="Text_20_body" style:list-style-name="L5">
      <style:text-properties officeooo:rsid="006aa8f0" officeooo:paragraph-rsid="006aa8f0"/>
    </style:style>
    <style:style style:name="P32" style:family="paragraph" style:parent-style-name="Text_20_body" style:list-style-name="L5">
      <style:text-properties officeooo:rsid="0073b5db" officeooo:paragraph-rsid="0073b5db"/>
    </style:style>
    <style:style style:name="P33" style:family="paragraph" style:parent-style-name="Text_20_body">
      <style:text-properties officeooo:rsid="0093158b" officeooo:paragraph-rsid="0093158b"/>
    </style:style>
    <style:style style:name="P34" style:family="paragraph" style:parent-style-name="Text_20_body">
      <style:text-properties officeooo:rsid="0098b087" officeooo:paragraph-rsid="0098b087"/>
    </style:style>
    <style:style style:name="P35" style:family="paragraph" style:parent-style-name="Text_20_body">
      <style:text-properties officeooo:rsid="0099e864" officeooo:paragraph-rsid="0099e864"/>
    </style:style>
    <style:style style:name="P36" style:family="paragraph" style:parent-style-name="Text_20_body">
      <style:text-properties officeooo:rsid="009cda07" officeooo:paragraph-rsid="009cda07"/>
    </style:style>
    <style:style style:name="P37" style:family="paragraph" style:parent-style-name="Text_20_body" style:list-style-name="L6">
      <style:text-properties officeooo:rsid="009cda07" officeooo:paragraph-rsid="009cda07"/>
    </style:style>
    <style:style style:name="P38" style:family="paragraph" style:parent-style-name="Text_20_body">
      <style:text-properties officeooo:rsid="009d740f" officeooo:paragraph-rsid="009d740f"/>
    </style:style>
    <style:style style:name="P39" style:family="paragraph" style:parent-style-name="Text_20_body">
      <style:text-properties officeooo:rsid="00a22f9b" officeooo:paragraph-rsid="00a22f9b"/>
    </style:style>
    <style:style style:name="P40" style:family="paragraph" style:parent-style-name="Text_20_body" style:list-style-name="L6">
      <style:text-properties officeooo:rsid="00a6fc9f" officeooo:paragraph-rsid="00a6fc9f"/>
    </style:style>
    <style:style style:name="P41" style:family="paragraph" style:parent-style-name="Text_20_body" style:list-style-name="L6">
      <style:text-properties officeooo:rsid="00a78f65" officeooo:paragraph-rsid="00a78f65"/>
    </style:style>
    <style:style style:name="P42" style:family="paragraph" style:parent-style-name="Text_20_body">
      <style:text-properties officeooo:rsid="00a987d7" officeooo:paragraph-rsid="00a987d7"/>
    </style:style>
    <style:style style:name="P43" style:family="paragraph" style:parent-style-name="Text_20_body">
      <style:text-properties officeooo:rsid="00acc79c" officeooo:paragraph-rsid="00b61855"/>
    </style:style>
    <style:style style:name="P44" style:family="paragraph" style:parent-style-name="Text_20_body">
      <style:text-properties officeooo:rsid="00acc79c" officeooo:paragraph-rsid="00b7c5c6"/>
    </style:style>
    <style:style style:name="P45" style:family="paragraph" style:parent-style-name="Text_20_body">
      <style:text-properties officeooo:rsid="00b7c5c6" officeooo:paragraph-rsid="00b7caa7"/>
    </style:style>
    <style:style style:name="P46" style:family="paragraph" style:parent-style-name="Text_20_body">
      <style:text-properties officeooo:rsid="00b8b86c" officeooo:paragraph-rsid="00ba6675"/>
    </style:style>
    <style:style style:name="P47" style:family="paragraph" style:parent-style-name="Text_20_body" style:list-style-name="L8">
      <style:text-properties officeooo:rsid="00ba6675" officeooo:paragraph-rsid="00ba6675"/>
    </style:style>
    <style:style style:name="P48" style:family="paragraph" style:parent-style-name="Text_20_body">
      <style:text-properties officeooo:rsid="00bd24f1" officeooo:paragraph-rsid="00bd24f1"/>
    </style:style>
    <style:style style:name="P49" style:family="paragraph" style:parent-style-name="Text_20_body" style:list-style-name="L9">
      <style:text-properties officeooo:rsid="00c0ff9e" officeooo:paragraph-rsid="00c0ff9e"/>
    </style:style>
    <style:style style:name="P50" style:family="paragraph" style:parent-style-name="Text_20_body">
      <style:text-properties officeooo:rsid="00c624d1" officeooo:paragraph-rsid="00c624d1"/>
    </style:style>
    <style:style style:name="P51" style:family="paragraph" style:parent-style-name="Text_20_body">
      <style:text-properties officeooo:rsid="00c63246" officeooo:paragraph-rsid="00c7477a"/>
    </style:style>
    <style:style style:name="P52" style:family="paragraph" style:parent-style-name="Heading_20_1">
      <style:text-properties officeooo:rsid="0040405c" officeooo:paragraph-rsid="0040405c"/>
    </style:style>
    <style:style style:name="P53" style:family="paragraph" style:parent-style-name="Heading_20_2">
      <style:text-properties officeooo:rsid="00965bc8" officeooo:paragraph-rsid="00965bc8"/>
    </style:style>
    <style:style style:name="P54" style:family="paragraph" style:parent-style-name="Heading_20_2">
      <style:text-properties officeooo:paragraph-rsid="00acc79c"/>
    </style:style>
    <style:style style:name="P55" style:family="paragraph" style:parent-style-name="Table_20_Contents">
      <style:paragraph-properties fo:margin-top="0cm" fo:margin-bottom="0.499cm" loext:contextual-spacing="false"/>
    </style:style>
    <style:style style:name="T1" style:family="text">
      <style:text-properties officeooo:rsid="000b1196"/>
    </style:style>
    <style:style style:name="T2" style:family="text">
      <style:text-properties officeooo:rsid="000e4907"/>
    </style:style>
    <style:style style:name="T3" style:family="text">
      <style:text-properties officeooo:rsid="0010deda"/>
    </style:style>
    <style:style style:name="T4" style:family="text">
      <style:text-properties officeooo:rsid="0018ad18"/>
    </style:style>
    <style:style style:name="T5" style:family="text">
      <style:text-properties officeooo:rsid="001a0b0f"/>
    </style:style>
    <style:style style:name="T6" style:family="text">
      <style:text-properties officeooo:rsid="001d7c1c"/>
    </style:style>
    <style:style style:name="T7" style:family="text">
      <style:text-properties officeooo:rsid="001e2f9f"/>
    </style:style>
    <style:style style:name="T8" style:family="text">
      <style:text-properties officeooo:rsid="0023de87"/>
    </style:style>
    <style:style style:name="T9" style:family="text">
      <style:text-properties officeooo:rsid="002c1db4"/>
    </style:style>
    <style:style style:name="T10" style:family="text">
      <style:text-properties officeooo:rsid="002ee5f8"/>
    </style:style>
    <style:style style:name="T11" style:family="text">
      <style:text-properties officeooo:rsid="0033453b"/>
    </style:style>
    <style:style style:name="T12" style:family="text">
      <style:text-properties officeooo:rsid="0038b583"/>
    </style:style>
    <style:style style:name="T13" style:family="text">
      <style:text-properties officeooo:rsid="003d5735"/>
    </style:style>
    <style:style style:name="T14" style:family="text">
      <style:text-properties officeooo:rsid="00420333"/>
    </style:style>
    <style:style style:name="T15" style:family="text">
      <style:text-properties officeooo:rsid="0042946a"/>
    </style:style>
    <style:style style:name="T16" style:family="text">
      <style:text-properties officeooo:rsid="004f9625"/>
    </style:style>
    <style:style style:name="T17" style:family="text">
      <style:text-properties officeooo:rsid="0052147f"/>
    </style:style>
    <style:style style:name="T18" style:family="text">
      <style:text-properties officeooo:rsid="0053db72"/>
    </style:style>
    <style:style style:name="T19" style:family="text">
      <style:text-properties officeooo:rsid="00548585"/>
    </style:style>
    <style:style style:name="T20" style:family="text">
      <style:text-properties officeooo:rsid="0057bd2b"/>
    </style:style>
    <style:style style:name="T21" style:family="text">
      <style:text-properties officeooo:rsid="006aa8f0"/>
    </style:style>
    <style:style style:name="T22" style:family="text">
      <style:text-properties officeooo:rsid="006cd718"/>
    </style:style>
    <style:style style:name="T23" style:family="text">
      <style:text-properties officeooo:rsid="007495c8"/>
    </style:style>
    <style:style style:name="T24" style:family="text">
      <style:text-properties officeooo:rsid="0087a8f8"/>
    </style:style>
    <style:style style:name="T25" style:family="text">
      <style:text-properties officeooo:rsid="008ba81a"/>
    </style:style>
    <style:style style:name="T26" style:family="text">
      <style:text-properties officeooo:rsid="008ec973"/>
    </style:style>
    <style:style style:name="T27" style:family="text">
      <style:text-properties officeooo:rsid="00914d6a"/>
    </style:style>
    <style:style style:name="T28" style:family="text">
      <style:text-properties officeooo:rsid="009a0789"/>
    </style:style>
    <style:style style:name="T29" style:family="text">
      <style:text-properties officeooo:rsid="009b9fe5"/>
    </style:style>
    <style:style style:name="T30" style:family="text">
      <style:text-properties officeooo:rsid="009e901a"/>
    </style:style>
    <style:style style:name="T31" style:family="text">
      <style:text-properties officeooo:rsid="00a3a084"/>
    </style:style>
    <style:style style:name="T32" style:family="text">
      <style:text-properties officeooo:rsid="00a52eea"/>
    </style:style>
    <style:style style:name="T33" style:family="text">
      <style:text-properties officeooo:rsid="00a634bd"/>
    </style:style>
    <style:style style:name="T34" style:family="text">
      <style:text-properties officeooo:rsid="00ab4c55"/>
    </style:style>
    <style:style style:name="T35" style:family="text">
      <style:text-properties officeooo:rsid="00af5341"/>
    </style:style>
    <style:style style:name="T36" style:family="text">
      <style:text-properties officeooo:rsid="00b7c5c6"/>
    </style:style>
    <style:style style:name="T37" style:family="text">
      <style:text-properties officeooo:rsid="00b7caa7"/>
    </style:style>
    <style:style style:name="T38" style:family="text">
      <style:text-properties style:text-position="super 58%"/>
    </style:style>
    <style:style style:name="T39" style:family="text">
      <style:text-properties officeooo:rsid="00ba6675"/>
    </style:style>
    <style:style style:name="T40" style:family="text">
      <style:text-properties officeooo:rsid="00ba7262"/>
    </style:style>
    <style:style style:name="T41" style:family="text">
      <style:text-properties officeooo:rsid="00bd24f1"/>
    </style:style>
    <style:style style:name="T42" style:family="text">
      <style:text-properties officeooo:rsid="00c25f3f"/>
    </style:style>
    <style:style style:name="T43" style:family="text">
      <style:text-properties officeooo:rsid="00c729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moire I5</text:p>
      <text:p text:style-name="P1"/>
      <text:p text:style-name="P1"><text:span text:style-name="T9">Titre : </text:span>Migration <text:span text:style-name="T2">du système de collecte de données d'une plate-forme de surveillance de marque sur internet vers </text:span>le Cloud d'Amazon</text:p>
      <text:p text:style-name="P1"/>
      <text:p text:style-name="P2">Idée de plan :</text:p>
      <text:list xml:id="list7603311749274095205" text:style-name="L1">
        <text:list-item>
          <text:p text:style-name="P11">Présentation de l'entreprise</text:p>
        </text:list-item>
        <text:list-item>
          <text:p text:style-name="P12">Présentation <text:span text:style-name="T10">du produit existant</text:span></text:p>
        </text:list-item>
        <text:list-item>
          <text:p text:style-name="P15">Ce qui motive cette migration</text:p>
          <text:list>
            <text:list-item>
              <text:p text:style-name="P16">A court terme</text:p>
            </text:list-item>
            <text:list-item>
              <text:p text:style-name="P16"><text:span text:style-name="T8">A</text:span> plus long terme</text:p>
            </text:list-item>
          </text:list>
        </text:list-item>
        <text:list-item>
          <text:p text:style-name="P12">Présentation du Cloud d'Amazon</text:p>
        </text:list-item>
        <text:list-item>
          <text:p text:style-name="P13">S.W.O.T.</text:p>
        </text:list-item>
        <text:list-item>
          <text:p text:style-name="P12">Estimation des coûts – <text:span text:style-name="T1">Coûts possibles chez les concurrents (OVH, Google, Azure) – Étude du marché</text:span></text:p>
        </text:list-item>
        <text:list-item>
          <text:p text:style-name="P12">Procédure <text:span text:style-name="T3">générale </text:span>de migration</text:p>
        </text:list-item>
        <text:list-item>
          <text:p text:style-name="P17"><text:span text:style-name="T11">Un nouveau système de base de données – </text:span>Elasticsearch</text:p>
        </text:list-item>
        <text:list-item>
          <text:p text:style-name="P20">Architecture globale <text:span text:style-name="T6">mise en place</text:span></text:p>
        </text:list-item>
        <text:list-item>
          <text:p text:style-name="P18"><text:span text:style-name="T12">Écriture d'un s</text:span>c<text:span text:style-name="T4">h</text:span>eduler – <text:span text:style-name="T5">Chef d'orchestre d'Amazon</text:span></text:p>
        </text:list-item>
        <text:list-item>
          <text:p text:style-name="P19"><text:span text:style-name="T12">Écriture de la t</text:span>âche hadoop</text:p>
        </text:list-item>
        <text:list-item>
          <text:p text:style-name="P18">Migration du code <text:span text:style-name="T13">existant</text:span></text:p>
        </text:list-item>
        <text:list-item>
          <text:p text:style-name="P12">Coûts observés, <text:span text:style-name="T7">comparaison aux estimations</text:span></text:p>
        </text:list-item>
        <text:list-item>
          <text:p text:style-name="P21">Force / faiblesse par rapport aux attentes</text:p>
        </text:list-item>
        <text:list-item>
          <text:p text:style-name="P14">Bilan</text:p>
        </text:list-item>
      </text:list>
      <text:h text:style-name="P52" text:outline-level="1">Présentation du produit existant</text:h>
      <text:p text:style-name="P3">Keepalert est une plate-forme de surveillance de marques sur internet décomposée en 4 modules indépendants proposant différent<text:span text:style-name="T16">s</text:span> types de protection :</text:p>
      <text:list xml:id="list893823406202840617" text:style-name="L2">
        <text:list-item>
          <text:p text:style-name="P22">Le module noms de domaine protège les marques des sites de cyber-squatting et de contre-façon. <text:span text:style-name="T14">Ce module collecte diverses données, dont</text:span></text:p>
          <text:list>
            <text:list-item>
              <text:p text:style-name="P24">Les données Whois</text:p>
            </text:list-item>
            <text:list-item>
              <text:p text:style-name="P24">Des captures d'écran des sites</text:p>
            </text:list-item>
            <text:list-item>
              <text:p text:style-name="P24">Des adresses I.P.</text:p>
            </text:list-item>
            <text:list-item>
              <text:p text:style-name="P24">Le contenu HTML des pages,</text:p>
            </text:list-item>
          </text:list>
        </text:list-item>
        <text:list-item>
          <text:p text:style-name="P23">Le module Web 2 surveille les réseaux sociaux (Facebook, Youtube, Référencement de sites dans les moteurs de recherche, …), <text:span text:style-name="T14">qui reprend la plupart des données collectées dans le module Noms de domaine,</text:span></text:p>
        </text:list-item>
        <text:list-item>
          <text:p text:style-name="P23">Le module de marquage de page, qui collecte et analyse la provenance des visiteurs sur les sites officiel de nos clients,</text:p>
        </text:list-item>
        <text:list-item>
          <text:p text:style-name="P23">Le module <text:span text:style-name="T15">de détection de contenu similaire</text:span></text:p>
        </text:list-item>
      </text:list>
      <text:p text:style-name="P8"><text:soft-page-break/>Afin de collecter toutes ces données l'architecture suivante a été imaginée : TODO</text:p>
      <text:h text:style-name="Heading_20_1" text:outline-level="1">Motivations</text:h>
      <text:p text:style-name="P4">Cette architecture <text:span text:style-name="T17">imaginée il y a de cela plus de 7 ans</text:span>, bien que fonctionnelle, <text:span text:style-name="T17">montre</text:span> ses limites :</text:p>
      <text:list xml:id="list6572455497671025261" text:style-name="L3">
        <text:list-item>
          <text:p text:style-name="P25">En termes de capacité de traitement, certaines études ne sont pas livrées dans <text:span text:style-name="T18">des </text:span>délais <text:span text:style-name="T18">raisonnables, </text:span>la file de traitement des serveurs de production <text:span text:style-name="T19">étant </text:span>constamment pleine,</text:p>
        </text:list-item>
        <text:list-item>
          <text:p text:style-name="P26">En termes de stockage des données, la taille de la base contenant les données récoltées est trop importante pour en modifier la structure, il nous est donc impossible de proposer de nouveaux indicateurs pour nous démarquer de la concurrence <text:span text:style-name="T20">(stockage HTML, contenu textuel, identifiants Ad Sence)</text:span>,</text:p>
        </text:list-item>
        <text:list-item>
          <text:p text:style-name="P26">La production d'études plus volumineuses nous est impossible dans des délais raisonnables, et bloque la production des autres études,</text:p>
        </text:list-item>
        <text:list-item>
          <text:p text:style-name="P27">Le moteur de base de données utilisé ne propose pas par défaut de moteur de recherche satisfaisant, une solution annexe basée sur SOLR a due être mise en place (pour faire des recherches sur le HTML des pages récoltées).</text:p>
        </text:list-item>
        <text:list-item>
          <text:p text:style-name="P28">Les différentes étapes de récoltes étant totalement séparées, il arrive qu'une étude reste incomplète en fin de traitement en raison de la complexité de l'architecture (notamment pour les captures d'écran).</text:p>
        </text:list-item>
      </text:list>
      <text:p text:style-name="P5">Notre objectif à court terme est de nous affranchir ces limites. Cette migration doit nous permettre de fournir des résultats rapides et complets pour n'importe quelle taille d'étude. Nous devons également être en mesure d'exploiter cette masse de données, notamment par le biais de la recherche full-text.</text:p>
      <text:p text:style-name="P5">Mais cette démarche est aussi motivée par un objectif de refonte sur le long terme :</text:p>
      <text:list xml:id="list3006833746735295451" text:style-name="L4">
        <text:list-item>
          <text:p text:style-name="P29">La mise à disposition d'une API RESTFUL pour nos clients (qui ne fait pas partie de ce mémoire),</text:p>
        </text:list-item>
        <text:list-item>
          <text:p text:style-name="P30">L'enrichissement des études via de nouvelles données (classement du site, sauvegarde des entrées DNS MX, etc)</text:p>
        </text:list-item>
        <text:list-item>
          <text:p text:style-name="P30">L'enrichissement des études via l'indexation du rendu du site (pour proposer par exemple une recherche par logo de marque)</text:p>
        </text:list-item>
      </text:list>
      <text:p text:style-name="P6">Afin d'atteindre ces objectifs, une refonte du cœur de la <text:span text:style-name="T21">plate-forme</text:span> est nécessaire :</text:p>
      <text:list xml:id="list3316357475839598584" text:style-name="L5">
        <text:list-item>
          <text:p text:style-name="P31">Pour réduire au maximum les temps de traitement nécessaires pour l'étude des noms de domaines, la scalabilité horizontale doit <text:span text:style-name="T22">être exploitée. En effet si il est possible de paralléliser sur une même machine la collecte des données, celle-ci sera vite limitée en termes de mémoire, de CPU et de bande passante. En revanche, en parallélisant ces traitements sur un cluster de calcul il est possible de s'affranchir des limites de mémoire, de CPU, et dans une moindre mesure de la bande passante (en fonction de la répartition des machines dans le data-center).</text:span></text:p>
        </text:list-item>
        <text:list-item>
          <text:p text:style-name="P32"><text:soft-page-break/>Pour permettre l'enrichissement des données un nouveau moteur de stockage doit être envisagé. <text:span text:style-name="T23">MySQL utilisé actuellement montre ses limites en termes de recherche, mais aussi de stockage : le modèle de donné étant figé il n'est pas facile à faire évoluer. Pour de petites quantités de données cela ne pose aucun soucis. Dans notre cas nous voulons stocker des données de plus en plus volumineuses, si bien qu'il nous sera très rapidement impossible de modifier la structure de nos données. Cette volumétrie pouvant très rapidement exploser, une base de données permettant de répartir les entrées dans un cluster pourrait nous éviter des problèmes de performances et de capacité de stockage. Il nous faut donc un système de base de données s'affranchissant en partie du schémas, disposant de mécanismes de recherche avancés et dans l'idéal proposant une architecture en cluster.</text:span></text:p>
        </text:list-item>
      </text:list>
      <text:p text:style-name="P7">On dégage ainsi deux axes de travail (<text:span text:style-name="T26">qui sont </text:span>la récolte de données et le stockage de celles-ci) ayant un point commun : la répartition de la charge sur un cluster. <text:span text:style-name="T24">Il nous faut donc tendre vers une architecture favorisant la scalabilité horizontale.</text:span></text:p>
      <text:p text:style-name="P9">Une autre particularité à relever est la ponctualité des études : il est inutile d'avoir une dizaine de machines allumées, elles ne sont utiles que lorsqu'il faut récolter des données. <text:span text:style-name="T25">Il serait donc judicieux de trouver un fournisseur louant des machines à la demande, au moins pour cette partie de la plate-forme.</text:span></text:p>
      <text:h text:style-name="Heading_20_1" text:outline-level="1">Présentation du Cloud d'Amazon</text:h>
      <text:p text:style-name="P10">Amazon <text:span text:style-name="T27">met à disposition de nombreux services basés sur son Cloud : Amazon Web Service (AWS).</text:span></text:p>
      <text:p text:style-name="P33">Parmi ces services on peut noter Elastic Cloud Compute (EC2), ElasticMapReduce (EMR), Simple Storage Service (S3).</text:p>
      <text:h text:style-name="P53" text:outline-level="2">Généralités</text:h>
      <text:p text:style-name="P34">Le Cloud d'Amazon étant de base mondial pour des raisons internes à Amazon (la vente de biens dans tout le globe), il est réparti sur plusieurs data-centers eux mêmes répartis sur tous les continents.</text:p>
      <text:p text:style-name="P35">Ainsi lorsque l'on désire en utiliser les service<text:span text:style-name="T28">s</text:span>, la première étape est de choisir dans quel centre il faut allouer les resources. <text:span text:style-name="T29">Cette étape est obligatoire pour la quasi-totalité des services, à quelques exceptions près.</text:span></text:p>
      <text:p text:style-name="P38">Ces data-centers sont mis à disposition seuls ou en groupes sous le nom de région, <text:span text:style-name="T31">de sorte que chaque région soit totalement indépendante</text:span>. <text:span text:style-name="T30">À titre d'information, voici la liste des régions mis à disposition lors de la rédaction de ce document :</text:span></text:p>
      <text:p text:style-name="P38"/>
      <table:table table:name="Table1" table:style-name="Table1">
        <table:table-column table:style-name="Table1.A"/>
        <table:table-column table:style-name="Table1.B"/>
        <table:table-header-rows>
          <table:table-row>
            <table:table-cell table:style-name="Table1.A1" office:value-type="string">
              <text:p text:style-name="Table_20_Heading">Code</text:p>
            </table:table-cell>
            <table:table-cell table:style-name="Table1.A1" office:value-type="string">
              <text:p text:style-name="Table_20_Heading">Name</text:p>
            </table:table-cell>
          </table:table-row>
        </table:table-header-rows>
        <table:table-row>
          <table:table-cell table:style-name="Table1.A1" office:value-type="string">
            <text:p text:style-name="P55"><text:span text:style-name="Source_20_Text">ap-northeast-1</text:span></text:p>
          </table:table-cell>
          <table:table-cell table:style-name="Table1.A1" office:value-type="string">
            <text:p text:style-name="P55">Asia Pacific (Tokyo)</text:p>
          </table:table-cell>
        </table:table-row>
        <table:table-row>
          <table:table-cell table:style-name="Table1.A1" office:value-type="string">
            <text:p text:style-name="P55"><text:span text:style-name="Source_20_Text">ap-southeast-1</text:span></text:p>
          </table:table-cell>
          <table:table-cell table:style-name="Table1.A1" office:value-type="string">
            <text:p text:style-name="P55">Asia Pacific (Singapore)<text:soft-page-break/></text:p>
          </table:table-cell>
        </table:table-row>
        <table:table-row>
          <table:table-cell table:style-name="Table1.A1" office:value-type="string">
            <text:p text:style-name="P55"><text:span text:style-name="Source_20_Text">ap-southeast-2</text:span></text:p>
          </table:table-cell>
          <table:table-cell table:style-name="Table1.A1" office:value-type="string">
            <text:p text:style-name="P55">Asia Pacific (Sydney)</text:p>
          </table:table-cell>
        </table:table-row>
        <table:table-row>
          <table:table-cell table:style-name="Table1.A1" office:value-type="string">
            <text:p text:style-name="P55"><text:span text:style-name="Source_20_Text">eu-central-1</text:span></text:p>
          </table:table-cell>
          <table:table-cell table:style-name="Table1.A1" office:value-type="string">
            <text:p text:style-name="P55">EU (Frankfurt)</text:p>
          </table:table-cell>
        </table:table-row>
        <table:table-row>
          <table:table-cell table:style-name="Table1.A1" office:value-type="string">
            <text:p text:style-name="P55"><text:span text:style-name="Source_20_Text">eu-west-1</text:span></text:p>
          </table:table-cell>
          <table:table-cell table:style-name="Table1.A1" office:value-type="string">
            <text:p text:style-name="P55">EU (Ireland)</text:p>
          </table:table-cell>
        </table:table-row>
        <table:table-row>
          <table:table-cell table:style-name="Table1.A1" office:value-type="string">
            <text:p text:style-name="P55"><text:span text:style-name="Source_20_Text">sa-east-1</text:span></text:p>
          </table:table-cell>
          <table:table-cell table:style-name="Table1.A1" office:value-type="string">
            <text:p text:style-name="P55">South America (Sao Paulo)</text:p>
          </table:table-cell>
        </table:table-row>
        <table:table-row>
          <table:table-cell table:style-name="Table1.A1" office:value-type="string">
            <text:p text:style-name="P55"><text:span text:style-name="Source_20_Text">us-east-1</text:span></text:p>
          </table:table-cell>
          <table:table-cell table:style-name="Table1.A1" office:value-type="string">
            <text:p text:style-name="P55">US East (N. Virginia)</text:p>
          </table:table-cell>
        </table:table-row>
        <table:table-row>
          <table:table-cell table:style-name="Table1.A1" office:value-type="string">
            <text:p text:style-name="P55"><text:span text:style-name="Source_20_Text">us-west-1</text:span></text:p>
          </table:table-cell>
          <table:table-cell table:style-name="Table1.A1" office:value-type="string">
            <text:p text:style-name="P55">US West (N. California)</text:p>
          </table:table-cell>
        </table:table-row>
        <table:table-row>
          <table:table-cell table:style-name="Table1.A1" office:value-type="string">
            <text:p text:style-name="P55"><text:span text:style-name="Source_20_Text">us-west-2</text:span></text:p>
          </table:table-cell>
          <table:table-cell table:style-name="Table1.A1" office:value-type="string">
            <text:p text:style-name="P55">US West (Oregon)</text:p>
          </table:table-cell>
        </table:table-row>
      </table:table>
      <text:p text:style-name="P39">Les régions sont elle-même découpées en zone de disponibilité (Availability Zone). <text:span text:style-name="T32">Ces zones sont reliées au sein d'une même région via des liens réseau à faible latence. En revanche la communication inter-région nécessite une communication via Internet.</text:span></text:p>
      <text:p text:style-name="P36"><text:span text:style-name="T33">Le</text:span> choix <text:span text:style-name="T33">de la région utilisée est </text:span>important pour plusieurs raisons :</text:p>
      <text:list xml:id="list697596340671522657" text:style-name="L6">
        <text:list-item>
          <text:p text:style-name="P37">Le prix des resources varient en fonction <text:span text:style-name="T33">de la région,</text:span></text:p>
        </text:list-item>
        <text:list-item>
          <text:p text:style-name="P40">La législation appliquée aux données contenues dans les data-center dépendent du pays hébergeant,</text:p>
        </text:list-item>
        <text:list-item>
          <text:p text:style-name="P41">La distance physique entre la région choisie et les principaux consommateurs des ressources allouées peut changer l'expérience utilisateur (lien des qualité réseau, temps de latence, etc.).</text:p>
        </text:list-item>
      </text:list>
      <text:p text:style-name="P42">La plupart des services nécessitent le choix d'une région ou d'une zone de disponibilité.</text:p>
      <text:h text:style-name="P54" text:outline-level="2">Amazon <text:span text:style-name="T34">Elastic Cloud Compute</text:span></text:h>
      <text:p text:style-name="P43">Ce service (abrégé EC2) permet de louer à l'heure des machines virtuelles aux configurations diverses, <text:span text:style-name="T35">réparties en plusieurs catégories différenciées par les ratio mémoire/cpu/stockage proposés.</text:span></text:p>
      <text:p text:style-name="P44"><text:span text:style-name="T35">Chaque type d'instance est nommé d'après le schéma suivant (Type)(Génération).(Taille).</text:span></text:p>
      <text:p text:style-name="P44"><text:span text:style-name="T36">Par exemple, il existe des instances d'usage général (M), optimisées calcul (C), ou encore optimisées pour la mémoire (R).</text:span></text:p>
      <text:p text:style-name="P45">Ainsi une instance d'usage général, de 3<text:span text:style-name="T38">ème</text:span> génération (la génération actuelle) de taille large sera nommée m3.medium. <text:span text:style-name="T37">Le tableau listant toutes les instances existantes est disponible sur </text:span><text:a xlink:type="simple" xlink:href="https://aws.amazon.com/fr/ec2/instance-types/" text:style-name="Internet_20_link" text:visited-style-name="Visited_20_Internet_20_Link"><text:span text:style-name="T37">https://aws.amazon.com/fr/ec2/instance-types/</text:span></text:a><text:span text:style-name="T37">.</text:span></text:p>
      <text:p text:style-name="P46">Les instances EC2 doivent être lancées dans une zone de disponibilité, ou à défaut dans une région (la zone est alors choisie au hasard). <text:span text:style-name="T39">Leur coût horaire dépend non seulement de la région, mais </text:span><text:soft-page-break/><text:span text:style-name="T39">aussi du mode d'allocation choisi :</text:span></text:p>
      <text:list xml:id="list916494783079205711" text:style-name="L8">
        <text:list-item>
          <text:p text:style-name="P47">Les instances à la demande proposent un coût horaire fixe,</text:p>
        </text:list-item>
        <text:list-item>
          <text:p text:style-name="P47">Les instances « SPOT » proposent un coût horaire variable mais généralement très inférieur aux instances à la demande (on peut trouver des prix jusqu'à 8 fois inférieurs). <text:span text:style-name="T41">Le prix des instances est basé sur la loi de l'offre (la quantité de machines non utilisées) et de la demande. Il est possible de spécifier un prix horaire maximum afin d'éviter de devoir débourser de grosses sommes en cas de pic d'utilisation. La machine allouée sera alors éteinte.</text:span></text:p>
        </text:list-item>
        <text:list-item>
          <text:p text:style-name="P47">Les instances réservées <text:span text:style-name="T40">d'utilisation légère, moyenne ou intensives, qui permettent une réduction du prix des instances à la demande de l'ordre de 30 % à 60 % pour les instances de plus grande taille.<text:line-break/>Après avoir payé des frais initiaux, le coût horaire d'un certain nombre d'instance est diminué (il peut même être annulé si l'on paie tous les frais pour 1 ou 3 ans en une seule fois).</text:span></text:p>
        </text:list-item>
      </text:list>
      <text:p text:style-name="P50">Dans le cas général, le coût d'une instance peut être déterminé par la formule suivante : coût horaire de l'instance * nombre d'heure d'utilisation. Il faut par ailleurs noter que chaque heure entamée est une heure consommée.</text:p>
      <text:p text:style-name="P48">Ces différents modes d'allocation permettent de couvrir la plupart des besoins :</text:p>
      <text:list xml:id="list3254642549463674354" text:style-name="L9">
        <text:list-item>
          <text:p text:style-name="P49">Pour des services ponctuels les instances à la demande sont généralement suffisantes,</text:p>
        </text:list-item>
        <text:list-item>
          <text:p text:style-name="P49">Si ces services ne sont pas critiques et peuvent être interrompus, les instances de type SPOT peuvent être interressantes afin de diminuer drastiquement les coûts,</text:p>
        </text:list-item>
        <text:list-item>
          <text:p text:style-name="P49">Pour des services critiques disponibles en permanence ou ponctuels, des instances réservées sont conseillées ( <text:span text:style-name="T42">le type de réservation dépend du nombre d'heure consommées par mois).</text:span></text:p>
        </text:list-item>
      </text:list>
      <text:p text:style-name="P51">En plus du coût horaire lié à l'instance, on retrouve des charges liées au trafic réseau. Ce tarif dépend lui aussi de la région choisie, <text:span text:style-name="T43">et de l'origine/destination du trafic. Par exemple, en Irelande le rapatriement de données depuis Internet coûte $0,01 par Go. Pour plus de détails il est possible de consulter la grille tarifaire sur </text:span><text:a xlink:type="simple" xlink:href="https://aws.amazon.com/fr/ec2/pricing/" text:style-name="Internet_20_link" text:visited-style-name="Visited_20_Internet_20_Link"><text:span text:style-name="T43">https://aws.amazon.com/fr/ec2/pricing/</text:span></text:a><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08:47.657032994</meta:creation-date>
    <dc:date>2015-04-03T16:06:53.637588326</dc:date>
    <meta:editing-duration>PT9H49M33S</meta:editing-duration>
    <meta:editing-cycles>187</meta:editing-cycles>
    <meta:generator>LibreOffice/4.4.1.2$Linux_X86_64 LibreOffice_project/40m0$Build-2</meta:generator>
    <meta:document-statistic meta:table-count="1" meta:image-count="0" meta:object-count="0" meta:page-count="5" meta:paragraph-count="96" meta:word-count="1677" meta:character-count="10434" meta:non-whitespace-character-count="8893"/>
  </office:meta>
</office:document-meta>
</file>